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5-11-2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5-07-0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5-05-07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5-02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4-10-29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4-06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4-05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4-04-18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3-11-16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3-06-22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3-04-25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3-01-26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2-10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2-06-27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2-04-0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2-02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1-10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1-06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1-04-08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1-02-10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5372" calcext:value-type="float">
            <text:p>2.5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26" calcext:value-type="float">
            <text:p>2.4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46" calcext:value-type="float">
            <text:p>2.1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6421101001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5436" calcext:value-type="float">
            <text:p>2.3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